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P7" style:family="paragraph" style:parent-style-name="Text_20_body" style:list-style-name="L7">
      <style:paragraph-properties fo:margin-left="0.0in" fo:margin-right="0in" fo:text-indent="0in" style:auto-text-indent="false" fo:margin-top="0in" fo:margin-bottom="0in"/>
    </style:style>
    <style:style style:name="P8" style:family="paragraph" style:parent-style-name="Text_20_body" style:list-style-name="L8">
      <style:paragraph-properties fo:margin-left="0.0in" fo:margin-right="0in" fo:text-indent="0in" style:auto-text-indent="false" fo:margin-top="0in" fo:margin-bottom="0in"/>
    </style:style>
    <style:style style:name="P9" style:family="paragraph" style:parent-style-name="Text_20_body" style:list-style-name="L9">
      <style:paragraph-properties fo:margin-left="0.0in" fo:margin-right="0in" fo:text-indent="0in" style:auto-text-indent="false" fo:margin-top="0in" fo:margin-bottom="0in"/>
    </style:style>
    <style:style style:name="P10" style:family="paragraph" style:parent-style-name="Text_20_body" style:list-style-name="L10">
      <style:paragraph-properties fo:margin-left="0.0in" fo:margin-right="0in" fo:text-indent="0in" style:auto-text-indent="false" fo:margin-top="0in" fo:margin-bottom="0in"/>
    </style:style>
    <style:style style:name="P11" style:family="paragraph" style:parent-style-name="Text_20_body" style:list-style-name="L11">
      <style:paragraph-properties fo:margin-left="0.0in" fo:margin-right="0in" fo:text-indent="0in" style:auto-text-indent="false" fo:margin-top="0in" fo:margin-bottom="0in"/>
    </style:style>
    <style:style style:name="P12" style:family="paragraph" style:parent-style-name="Text_20_body" style:list-style-name="L12">
      <style:paragraph-properties fo:margin-left="0.0in" fo:margin-right="0in" fo:text-indent="0in" style:auto-text-indent="false" fo:margin-top="0in" fo:margin-bottom="0in"/>
    </style:style>
    <style:style style:name="P13" style:family="paragraph" style:parent-style-name="Text_20_body" style:list-style-name="L13">
      <style:paragraph-properties fo:margin-left="0.0in" fo:margin-right="0in" fo:text-indent="0in" style:auto-text-indent="false" fo:margin-top="0in" fo:margin-bottom="0in"/>
    </style:style>
    <style:style style:name="P14" style:family="paragraph" style:parent-style-name="Text_20_body" style:list-style-name="L14">
      <style:paragraph-properties fo:margin-left="0.0in" fo:margin-right="0in" fo:text-indent="0in" style:auto-text-indent="false" fo:margin-top="0in" fo:margin-bottom="0in"/>
    </style:style>
    <style:style style:name="P15" style:family="paragraph" style:parent-style-name="Text_20_body" style:list-style-name="L15">
      <style:paragraph-properties fo:margin-left="0.0in" fo:margin-right="0in" fo:text-indent="0in" style:auto-text-indent="false" fo:margin-top="0in" fo:margin-bottom="0in"/>
    </style:style>
    <style:style style:name="P16" style:family="paragraph" style:parent-style-name="Text_20_body" style:list-style-name="L16">
      <style:paragraph-properties fo:margin-left="0.0in" fo:margin-right="0in" fo:text-indent="0in" style:auto-text-indent="false" fo:margin-top="0in" fo:margin-bottom="0in"/>
    </style:style>
    <style:style style:name="P17" style:family="paragraph" style:parent-style-name="Text_20_body" style:list-style-name="L17">
      <style:paragraph-properties fo:margin-left="0.0in" fo:margin-right="0in" fo:text-indent="0in" style:auto-text-indent="false" fo:margin-top="0in" fo:margin-bottom="0in"/>
    </style:style>
    <style:style style:name="P18" style:family="paragraph" style:parent-style-name="Text_20_body" style:list-style-name="L18">
      <style:paragraph-properties fo:margin-left="0.0in" fo:margin-right="0in" fo:text-indent="0in" style:auto-text-indent="false" fo:margin-top="0in" fo:margin-bottom="0in"/>
    </style:style>
    <style:style style:name="P19" style:family="paragraph" style:parent-style-name="Text_20_body" style:list-style-name="L19">
      <style:paragraph-properties fo:margin-left="0.0in" fo:margin-right="0in" fo:text-indent="0in" style:auto-text-indent="false" fo:margin-top="0in" fo:margin-bottom="0in"/>
    </style:style>
    <style:style style:name="P20" style:family="paragraph" style:parent-style-name="Text_20_body" style:list-style-name="L20">
      <style:paragraph-properties fo:margin-left="0.0in" fo:margin-right="0in" fo:text-indent="0in" style:auto-text-indent="false" fo:margin-top="0in" fo:margin-bottom="0in"/>
    </style:style>
    <style:style style:name="P21" style:family="paragraph" style:parent-style-name="Text_20_body" style:list-style-name="L21">
      <style:paragraph-properties fo:margin-left="0.0in" fo:margin-right="0in" fo:text-indent="0in" style:auto-text-indent="false" fo:margin-top="0in" fo:margin-bottom="0in"/>
    </style:style>
    <style:style style:name="P22" style:family="paragraph" style:parent-style-name="Text_20_body" style:list-style-name="L22">
      <style:paragraph-properties fo:margin-left="0.0in" fo:margin-right="0in" fo:text-indent="0in" style:auto-text-indent="false" fo:margin-top="0in" fo:margin-bottom="0in"/>
    </style:style>
    <style:style style:name="P23" style:family="paragraph" style:parent-style-name="Text_20_body" style:list-style-name="L23">
      <style:paragraph-properties fo:margin-left="0.0in" fo:margin-right="0in" fo:text-indent="0in" style:auto-text-indent="false" fo:margin-top="0in" fo:margin-bottom="0in"/>
    </style:style>
    <style:style style:name="P24" style:family="paragraph" style:parent-style-name="Text_20_body" style:list-style-name="L24">
      <style:paragraph-properties fo:margin-left="0.0in" fo:margin-right="0in" fo:text-indent="0in" style:auto-text-indent="false" fo:margin-top="0in" fo:margin-bottom="0in"/>
    </style:style>
    <style:style style:name="P25" style:family="paragraph" style:parent-style-name="Text_20_body" style:list-style-name="L25">
      <style:paragraph-properties fo:margin-left="0.0in" fo:margin-right="0in" fo:text-indent="0in" style:auto-text-indent="false" fo:margin-top="0in" fo:margin-bottom="0in"/>
    </style:style>
    <style:style style:name="P26" style:family="paragraph" style:parent-style-name="Text_20_body" style:list-style-name="L26">
      <style:paragraph-properties fo:margin-left="0.0in" fo:margin-right="0in" fo:text-indent="0in" style:auto-text-indent="false" fo:margin-top="0in" fo:margin-bottom="0in"/>
    </style:style>
    <style:style style:name="P27" style:family="paragraph" style:parent-style-name="Text_20_body" style:list-style-name="L27">
      <style:paragraph-properties fo:margin-left="0.0in" fo:margin-right="0in" fo:text-indent="0in" style:auto-text-indent="false" fo:margin-top="0in" fo:margin-bottom="0in"/>
    </style:style>
    <style:style style:name="P28" style:family="paragraph" style:parent-style-name="Text_20_body" style:list-style-name="L28">
      <style:paragraph-properties fo:margin-left="0.0in" fo:margin-right="0in" fo:text-indent="0in" style:auto-text-indent="false" fo:margin-top="0in" fo:margin-bottom="0in"/>
    </style:style>
  </office:automatic-styles>
  <office:body>
    <office:text>
      <text:h text:style-name="Heading_20_1" text:outline-level="1">Craig M. Buchek</text:h>
      <text:p text:style-name="First_20_paragraph">314-374-5780<text:line-break/>craig@boochtek.com</text:p>
      <text:p text:style-name="Text_20_body">832 Westbrooke Meadows Ct.<text:line-break/>Ballwin, MO 63021</text:p>
      <text:p text:style-name="Horizontal_20_Line"/>
      <text:h text:style-name="Heading_20_2" text:outline-level="2">Summary</text:h>
      <text:list text:style-name="L1">
        <text:list-item>
          <text:p text:style-name="P1">Software developer with 20 years of IT experience. Experienced Ruby on Rails web developer. Strong GNU/Linux system administration skills. Strong knowledge of web technologies and network protocols.</text:p>
        </text:list-item>
      </text:list>
      <text:h text:style-name="Heading_20_2" text:outline-level="2">Highlights</text:h>
      <text:list text:style-name="L2">
        <text:list-item>
          <text:p text:style-name="P2">Created web sites in Ruby on Rails for several different companies.</text:p>
        </text:list-item>
        <text:list-item>
          <text:p text:style-name="P2">Mentored developers in Agile methodologies and Java programming, in order to bring developer jobs back to the USA.</text:p>
        </text:list-item>
        <text:list-item>
          <text:p text:style-name="P2">Implemented method of automatically configuring cable modems for a large Internet Service Provider, with approximately 20,000 cable modem customers per site.</text:p>
        </text:list-item>
        <text:list-item>
          <text:p text:style-name="P2">Led and managed a small team to develop GNU/Linux training manuals.</text:p>
        </text:list-item>
        <text:list-item>
          <text:p text:style-name="P2">Very active member of local Ruby and GNU/Linux communities.</text:p>
        </text:list-item>
      </text:list>
      <text:h text:style-name="Heading_20_2" text:outline-level="2">Technical Expertise</text:h>
      <text:list text:style-name="L3">
        <text:list-item>
          <text:p text:style-name="P3"><text:span text:style-name="T1">Programming</text:span><text:span text:style-name="T2"> </text:span><text:span text:style-name="T3">languages</text:span>: Ruby, JavaScript, UNIX shell, Python, Java, PHP, C, C++</text:p>
        </text:list-item>
        <text:list-item>
          <text:p text:style-name="P3"><text:span text:style-name="T4">Web</text:span><text:span text:style-name="T5"> </text:span><text:span text:style-name="T6">development</text:span>: HTML/CSS, JavaScript/AJAX, Ruby on Rails, jQuery, XML/ XSLT</text:p>
        </text:list-item>
        <text:list-item>
          <text:p text:style-name="P3"><text:span text:style-name="T7">Development</text:span><text:span text:style-name="T8"> </text:span><text:span text:style-name="T9">practices</text:span>: Test-Driven Development (TDD), Behavior-Driven Development (BDD), pair programming, Continuous Integration (CI), Agile methodologies, source control</text:p>
        </text:list-item>
        <text:list-item>
          <text:p text:style-name="P3"><text:span text:style-name="T10">Development</text:span><text:span text:style-name="T11"> </text:span><text:span text:style-name="T12">tools</text:span>: Git, Subversion, RSpec, Capybara, Cucumber, Selenium, Capistrano</text:p>
        </text:list-item>
        <text:list-item>
          <text:p text:style-name="P3"><text:span text:style-name="T13">Operating</text:span><text:span text:style-name="T14"> </text:span><text:span text:style-name="T15">systems</text:span>: GNU/Linux (Debian, Ubuntu, Red Hat), Mac OS X, UNIX (Solaris, OpenBSD, HP-UX), Windows (3.1 - XP)</text:p>
        </text:list-item>
        <text:list-item>
          <text:p text:style-name="P3"><text:span text:style-name="T16">Network</text:span><text:span text:style-name="T17"> </text:span><text:span text:style-name="T18">services</text:span>: Web servers (Apache, Nginx), Web proxies (Squid, Inktomi), Email (Postfix), file services (Windows, Novell, Samba, NFS), DNS (BIND 4 - 9), LDAP (OpenLDAP, iPlanet)</text:p>
        </text:list-item>
        <text:list-item>
          <text:p text:style-name="P3"><text:span text:style-name="T19">Technical</text:span><text:span text:style-name="T20"> </text:span><text:span text:style-name="T21">communication</text:span>: Written procedures, live presentations, training, development of training materials, technical writing, technical editing</text:p>
        </text:list-item>
      </text:list>
      <text:h text:style-name="Heading_20_2" text:outline-level="2">Training and Conferences</text:h>
      <text:list text:style-name="L4">
        <text:list-item>
          <text:p text:style-name="P4">Pragmatic Programmers Advanced Rails Training - 2007</text:p>
        </text:list-item>
        <text:list-item>
          <text:p text:style-name="P4">RailsConf - 2007, 2008, 2010</text:p>
        </text:list-item>
        <text:list-item>
          <text:p text:style-name="P4">Midwest Ruby Conference - 2011</text:p>
        </text:list-item>
        <text:list-item>
          <text:p text:style-name="P4">Windy City Rails - 2011</text:p>
        </text:list-item>
        <text:list-item>
          <text:p text:style-name="P4">Strange Loop - 2011, 2012</text:p>
          <text:list text:style-name="L5">
            <text:list-item>
              <text:p text:style-name="P5">Hadoop training - 2012</text:p>
            </text:list-item>
          </text:list>
        </text:list-item>
        <text:list-item>
          <text:p text:style-name="P4">OSCON (Open Source Conference) - 2003</text:p>
        </text:list-item>
      </text:list>
      <text:h text:style-name="Heading_20_2" text:outline-level="2">Certifications</text:h>
      <text:list text:style-name="L6">
        <text:list-item>
          <text:p text:style-name="P6">Linux Professional Institute Certified - Level 1 (LPIC-1)</text:p>
        </text:list-item>
        <text:list-item>
          <text:p text:style-name="P6">CompTIA A+, Network+, and i-Net+ Certified Professional</text:p>
        </text:list-item>
        <text:list-item>
          <text:p text:style-name="P6">Microsoft Certified Systems Engineer (MCSE NT 4.0) and Microsoft Certified Professional (MCP)</text:p>
        </text:list-item>
        <text:list-item>
          <text:p text:style-name="P6">Novell Certified NetWare 5 Engineer (CNE) and Certified NetWare 5 Administrator (CNA)</text:p>
        </text:list-item>
        <text:list-item>
          <text:p text:style-name="P6">Cisco Certified Network Associate (CCNA) - Routing and Switching (expired)</text:p>
        </text:list-item>
        <text:list-item>
          <text:p text:style-name="P6">Sun Certified Programmer for the Java 2 Platform</text:p>
        </text:list-item>
      </text:list>
      <text:h text:style-name="Heading_20_2" text:outline-level="2">Professional Experience</text:h>
      <text:p text:style-name="First_20_paragraph"><text:span text:style-name="T22">Cloud</text:span><text:span text:style-name="T23"> </text:span><text:span text:style-name="T24">Engineer</text:span> at Express Scripts (2012.10 - present)</text:p>
      <text:list text:style-name="L7">
        <text:list-item>
          <text:p text:style-name="P7">Worked on a team building an internal cloud infrastructure.</text:p>
        </text:list-item>
        <text:list-item>
          <text:p text:style-name="P7">Developed web interface to access systems deployed to the cloud.</text:p>
        </text:list-item>
        <text:list-item>
          <text:p text:style-name="P7">Helped existing projects modify their practices to deploy their applications to the cloud.</text:p>
        </text:list-item>
        <text:list-item>
          <text:p text:style-name="P7">Acted as liaison to coordinate with other groups to push the company toward the strategic goal of utilizing the cloud infrastructure.</text:p>
        </text:list-item>
      </text:list>
      <text:p text:style-name="First_20_paragraph"><text:span text:style-name="T25">Web</text:span><text:span text:style-name="T26"> </text:span><text:span text:style-name="T27">Developer</text:span> at BoochTek, LLC (2006.12 - present)</text:p>
      <text:list text:style-name="L8">
        <text:list-item>
          <text:p text:style-name="P8">Designed and implemented web applications for several companies.</text:p>
          <text:list text:style-name="L9">
            <text:list-item>
              <text:p text:style-name="P9">Social networking hub, integrated with other social networking sites. (Rails)</text:p>
            </text:list-item>
            <text:list-item>
              <text:p text:style-name="P9">Management system to track tutoring sessions. (Rails)</text:p>
            </text:list-item>
            <text:list-item>
              <text:p text:style-name="P9">Conversion of Access application for aggregating feedback forms. (Rails)</text:p>
            </text:list-item>
            <text:list-item>
              <text:p text:style-name="P9">Online sales quote system. (Rails)</text:p>
            </text:list-item>
            <text:list-item>
              <text:p text:style-name="P9">Web forms for non-profit companies. (PHP)</text:p>
            </text:list-item>
          </text:list>
        </text:list-item>
        <text:list-item>
          <text:p text:style-name="P8">Provided consulting services to companies implementing and upgrading web sites.</text:p>
        </text:list-item>
        <text:list-item>
          <text:p text:style-name="P8">Provided bug fixes and feature updates to existing web applications.</text:p>
          <text:list text:style-name="L10">
            <text:list-item>
              <text:p text:style-name="P10">Reduced code size and complexity to simplify on-going site maintenance.</text:p>
            </text:list-item>
          </text:list>
        </text:list-item>
        <text:list-item>
          <text:p text:style-name="P8">Developed bug tracking and feature request procedures and sites for customers.</text:p>
        </text:list-item>
        <text:list-item>
          <text:p text:style-name="P8">Developed source code revision control and deployment best practices to easily add features to production sites, with ability to back out changes quickly if necessary.</text:p>
        </text:list-item>
      </text:list>
      <text:p text:style-name="First_20_paragraph"><text:span text:style-name="T28">Sr.</text:span><text:span text:style-name="T29"> </text:span><text:span text:style-name="T30">Software</text:span><text:span text:style-name="T31"> </text:span><text:span text:style-name="T32">Developer</text:span> at Asynchrony Solutions (2010.10 - 2012.10)</text:p>
      <text:list text:style-name="L11">
        <text:list-item>
          <text:p text:style-name="P11">Designed, implemented, and deployed large-scale web applications for several companies.</text:p>
          <text:list text:style-name="L12">
            <text:list-item>
              <text:p text:style-name="P12">Social networking and data gathering site for patients with type 1 diabetes. (Rails)</text:p>
              <text:list text:style-name="L13">
                <text:list-item>
                  <text:p text:style-name="P13">Provisioned load-balanced servers for 200,000 concurrent users.</text:p>
                </text:list-item>
                <text:list-item>
                  <text:p text:style-name="P13">Assisted with system administration and configuration management tasks.</text:p>
                </text:list-item>
              </text:list>
            </text:list-item>
            <text:list-item>
              <text:p text:style-name="P12">Asset management system for a large company (12 million digital assets). (Java)</text:p>
            </text:list-item>
            <text:list-item>
              <text:p text:style-name="P12">Developed, maintained, and documented APIs for several mobile client applications. (Rails)</text:p>
            </text:list-item>
          </text:list>
        </text:list-item>
        <text:list-item>
          <text:p text:style-name="P11">Practiced Agile/Lean methodologies: pair programming, Kanban, acceptance testing, TDD, BDD, refactoring, continuous integration, retrospectives.</text:p>
        </text:list-item>
        <text:list-item>
          <text:p text:style-name="P11">Traveled to and consulted at a large corporation (7000 employees) to teach their developers how to implement Agile practices.</text:p>
          <text:list text:style-name="L14">
            <text:list-item>
              <text:p text:style-name="P14">Implemented pair programming, Kanban, TDD, refactoring, continuous integration.</text:p>
            </text:list-item>
            <text:list-item>
              <text:p text:style-name="P14">Mentored them to improve their Java skills.</text:p>
            </text:list-item>
            <text:list-item>
              <text:p text:style-name="P14">Installed and used Cucumber-JVM, Selenium, Jenkins, JUnit, Eclipse.</text:p>
            </text:list-item>
          </text:list>
        </text:list-item>
        <text:list-item>
          <text:p text:style-name="P11">Adopted architectural practices more amenable to large-scale use with Rails.</text:p>
        </text:list-item>
        <text:list-item>
          <text:p text:style-name="P11">Utilized cutting-edge technologies with Ruby on Rails:</text:p>
          <text:list text:style-name="L15">
            <text:list-item>
              <text:p text:style-name="P15">MongoDB/Mongoid, ElasticSearch/Tire, Devise, HAML, SASS, Spine, CoffeeScript, Capybara, Cucumber, RSpec, Jasmine</text:p>
            </text:list-item>
          </text:list>
        </text:list-item>
      </text:list>
      <text:p text:style-name="First_20_paragraph"><text:span text:style-name="T33">System</text:span><text:span text:style-name="T34"> </text:span><text:span text:style-name="T35">Administrator</text:span> at Savvis (2010.04 - 2010.10)</text:p>
      <text:list text:style-name="L16">
        <text:list-item>
          <text:p text:style-name="P16">Served as primary technical contact for top managed web hosting customers.</text:p>
        </text:list-item>
        <text:list-item>
          <text:p text:style-name="P16">Provided 3rd-level support for GNU/Linux and UNIX web hosting customers.</text:p>
        </text:list-item>
        <text:list-item>
          <text:p text:style-name="P16">Troubleshot all manner of problems with hosting servers.</text:p>
          <text:list text:style-name="L17">
            <text:list-item>
              <text:p text:style-name="P17">Red Hat Enterprise Linux (4.x and 5.x) and Solaris (8 - 10)</text:p>
            </text:list-item>
            <text:list-item>
              <text:p text:style-name="P17">VMware ESX (3.5 and 4.0) and VirtualCenter</text:p>
            </text:list-item>
            <text:list-item>
              <text:p text:style-name="P17">HP C-class blade servers and Egenera blade frames</text:p>
            </text:list-item>
          </text:list>
        </text:list-item>
        <text:list-item>
          <text:p text:style-name="P16">Managed configuration of F5 BigIP and Cisco ACE load balancers.</text:p>
          <text:list text:style-name="L18">
            <text:list-item>
              <text:p text:style-name="P18">Managed installation of SSL certificates on load balancers.</text:p>
            </text:list-item>
          </text:list>
        </text:list-item>
      </text:list>
      <text:p text:style-name="First_20_paragraph"><text:span text:style-name="T36">Security</text:span><text:span text:style-name="T37"> </text:span><text:span text:style-name="T38">Administrator/Designer</text:span> at Anheuser-Busch (2001.07 - 2006.12, 2008.04 - 2010.01)</text:p>
      <text:list text:style-name="L19">
        <text:list-item>
          <text:p text:style-name="P19">Developed web application to provide several different data views for NAGIOS monitoring system.</text:p>
        </text:list-item>
        <text:list-item>
          <text:p text:style-name="P19">Developed several scripts to gather and display aggregate information from firewall logs.</text:p>
        </text:list-item>
        <text:list-item>
          <text:p text:style-name="P19">Maintained Solaris and GNU/Linux operating systems.</text:p>
          <text:list text:style-name="L20">
            <text:list-item>
              <text:p text:style-name="P20">Monitored log files and developed performance metrics.</text:p>
            </text:list-item>
            <text:list-item>
              <text:p text:style-name="P20">Wrote scripts for various purposes, using UNIX shell, Perl, Python, and PHP.</text:p>
            </text:list-item>
          </text:list>
        </text:list-item>
        <text:list-item>
          <text:p text:style-name="P19">Troubleshot network problems and implemented configuration fixes.</text:p>
          <text:list text:style-name="L21">
            <text:list-item>
              <text:p text:style-name="P21">Client PCs, servers, routers, switches, load balancers, firewalls, proxies, WAN connections.</text:p>
            </text:list-item>
            <text:list-item>
              <text:p text:style-name="P21">Monitored and analyzed metrics to proactively prevent and diagnose network problems.</text:p>
            </text:list-item>
            <text:list-item>
              <text:p text:style-name="P21">Captured, decoded, and interpreted network traffic to diagnose problems.</text:p>
            </text:list-item>
          </text:list>
        </text:list-item>
        <text:list-item>
          <text:p text:style-name="P19">Maintained SideWinder, SnapGear, Gauntlet, and CheckPoint firewalls and VPNs.</text:p>
        </text:list-item>
        <text:list-item>
          <text:p text:style-name="P19">Worked to improve and streamline various processes and procedures.</text:p>
          <text:list text:style-name="L22">
            <text:list-item>
              <text:p text:style-name="P22">Remediated issues discovered in audits.</text:p>
            </text:list-item>
            <text:list-item>
              <text:p text:style-name="P22">Improved customer expectations and communication.</text:p>
            </text:list-item>
          </text:list>
        </text:list-item>
        <text:list-item>
          <text:p text:style-name="P19">Configured and maintained network load balancers (Radware FireProof, Cisco 11K).</text:p>
        </text:list-item>
        <text:list-item>
          <text:p text:style-name="P19">Maintained and configured Cisco switches and routers.</text:p>
        </text:list-item>
      </text:list>
      <text:p text:style-name="First_20_paragraph"><text:span text:style-name="T39">Networking</text:span><text:span text:style-name="T40"> </text:span><text:span text:style-name="T41">Consultant</text:span> at Charter Communications (2001.05 - 2001.06)</text:p>
      <text:list text:style-name="L23">
        <text:list-item>
          <text:p text:style-name="P23">Implemented method of automatically configuring cable modems for a large Internet Service Provider, with approximately 20,000 cable modem customers per site.</text:p>
        </text:list-item>
        <text:list-item>
          <text:p text:style-name="P23">Developed back-end code to integrate configuration with front-end web code.</text:p>
        </text:list-item>
        <text:list-item>
          <text:p text:style-name="P23">Designed scalable LDAP schema to store information about customer devices.</text:p>
        </text:list-item>
        <text:list-item>
          <text:p text:style-name="P23">Installed and configured iPlanet Directory Server 5.0.</text:p>
        </text:list-item>
        <text:list-item>
          <text:p text:style-name="P23">Wrote Perl scripts to access and update information in LDAP database.</text:p>
        </text:list-item>
        <text:list-item>
          <text:p text:style-name="P23">Configured Cisco Network Registrar DHCP server to utilize LDAP as its information store.</text:p>
        </text:list-item>
      </text:list>
      <text:h text:style-name="Heading_20_2" text:outline-level="2">Community Involvement</text:h>
      <text:list text:style-name="L24">
        <text:list-item>
          <text:p text:style-name="P24">Active member of St. Louis Ruby Users Group</text:p>
        </text:list-item>
        <text:list-item>
          <text:p text:style-name="P24">Active member of St. Louis GNU/Linux Users Group</text:p>
          <text:list text:style-name="L25">
            <text:list-item>
              <text:p text:style-name="P25">Chairman, 2001 - present</text:p>
            </text:list-item>
          </text:list>
        </text:list-item>
        <text:list-item>
          <text:p text:style-name="P24">Active member of St. Louis UNIX Users Group</text:p>
          <text:list text:style-name="L26">
            <text:list-item>
              <text:p text:style-name="P26">Board of Directors, 2001 - 2004, 2006 - present</text:p>
            </text:list-item>
          </text:list>
        </text:list-item>
        <text:list-item>
          <text:p text:style-name="P24">Presentations on various technical topics at various venues</text:p>
          <text:list text:style-name="L27">
            <text:list-item>
              <text:p text:style-name="P27">Ruby, Ruby on Rails</text:p>
            </text:list-item>
            <text:list-item>
              <text:p text:style-name="P27">jQuery, JavaScript, AJAX</text:p>
            </text:list-item>
            <text:list-item>
              <text:p text:style-name="P27">HTML, CSS, XML</text:p>
            </text:list-item>
            <text:list-item>
              <text:p text:style-name="P27">Open Source, licensing</text:p>
            </text:list-item>
          </text:list>
        </text:list-item>
      </text:list>
      <text:h text:style-name="Heading_20_2" text:outline-level="2">Education</text:h>
      <text:list text:style-name="L28">
        <text:list-item>
          <text:p text:style-name="P28">Rose-Hulman Institute of Technology (Terre Haute, IN), 1989 - 1992.<text:line-break/> Computer Science majo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